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indent="0.25cm" style:auto-text-indent="false"/>
      <style:text-properties officeooo:paragraph-rsid="00041ac7"/>
    </style:style>
    <style:style style:name="P2" style:family="paragraph" style:parent-style-name="Standard" style:master-page-name="">
      <loext:graphic-properties draw:fill="none"/>
      <style:paragraph-properties fo:margin-left="0.101cm" fo:margin-right="0cm" fo:text-indent="0cm" style:auto-text-indent="false" style:page-number="auto" fo:background-color="transparent">
        <style:tab-stops>
          <style:tab-stop style:position="0.095cm"/>
          <style:tab-stop style:position="0.113cm"/>
          <style:tab-stop style:position="0.284cm"/>
          <style:tab-stop style:position="0.321cm"/>
        </style:tab-stops>
      </style:paragraph-properties>
      <style:text-properties officeooo:paragraph-rsid="000a9616"/>
    </style:style>
    <style:style style:name="P3" style:family="paragraph" style:parent-style-name="Standard">
      <loext:graphic-properties draw:fill="none"/>
      <style:paragraph-properties fo:margin-left="0.101cm" fo:margin-right="0cm" fo:text-indent="0cm" style:auto-text-indent="false" fo:background-color="transparent">
        <style:tab-stops>
          <style:tab-stop style:position="0.095cm"/>
          <style:tab-stop style:position="0.113cm"/>
          <style:tab-stop style:position="0.284cm"/>
          <style:tab-stop style:position="0.321cm"/>
        </style:tab-stops>
      </style:paragraph-properties>
      <style:text-properties officeooo:paragraph-rsid="000a9616"/>
    </style:style>
    <style:style style:name="P4" style:family="paragraph" style:parent-style-name="Standard">
      <loext:graphic-properties draw:fill="none"/>
      <style:paragraph-properties fo:margin-left="0.101cm" fo:margin-right="0cm" fo:text-indent="0cm" style:auto-text-indent="false" fo:background-color="transparent">
        <style:tab-stops>
          <style:tab-stop style:position="0.095cm"/>
          <style:tab-stop style:position="0.113cm"/>
          <style:tab-stop style:position="0.284cm"/>
          <style:tab-stop style:position="0.321cm"/>
        </style:tab-stops>
      </style:paragraph-properties>
      <style:text-properties officeooo:paragraph-rsid="0011b915"/>
    </style:style>
    <style:style style:name="P5" style:family="paragraph" style:parent-style-name="Standard">
      <loext:graphic-properties draw:fill="none"/>
      <style:paragraph-properties fo:margin-left="0.101cm" fo:margin-right="0cm" fo:text-indent="0cm" style:auto-text-indent="false" fo:background-color="transparent">
        <style:tab-stops>
          <style:tab-stop style:position="0.095cm"/>
          <style:tab-stop style:position="0.113cm"/>
          <style:tab-stop style:position="0.284cm"/>
          <style:tab-stop style:position="0.321cm"/>
        </style:tab-stops>
      </style:paragraph-properties>
      <style:text-properties officeooo:rsid="000c1eee" officeooo:paragraph-rsid="000c1eee"/>
    </style:style>
    <style:style style:name="P6" style:family="paragraph" style:parent-style-name="Standard">
      <loext:graphic-properties draw:fill="none"/>
      <style:paragraph-properties fo:margin-left="0.101cm" fo:margin-right="0cm" fo:text-indent="0cm" style:auto-text-indent="false" fo:background-color="transparent">
        <style:tab-stops>
          <style:tab-stop style:position="0.095cm"/>
          <style:tab-stop style:position="0.113cm"/>
          <style:tab-stop style:position="0.284cm"/>
          <style:tab-stop style:position="0.321cm"/>
        </style:tab-stops>
      </style:paragraph-properties>
      <style:text-properties officeooo:rsid="000c874c" officeooo:paragraph-rsid="000c874c"/>
    </style:style>
    <style:style style:name="P7" style:family="paragraph" style:parent-style-name="Standard">
      <loext:graphic-properties draw:fill="none"/>
      <style:paragraph-properties fo:margin-left="0.101cm" fo:margin-right="0cm" fo:text-indent="0cm" style:auto-text-indent="false" fo:background-color="transparent">
        <style:tab-stops>
          <style:tab-stop style:position="0.095cm"/>
          <style:tab-stop style:position="0.113cm"/>
          <style:tab-stop style:position="0.284cm"/>
          <style:tab-stop style:position="0.321cm"/>
        </style:tab-stops>
      </style:paragraph-properties>
      <style:text-properties officeooo:rsid="000d5676" officeooo:paragraph-rsid="000d5676"/>
    </style:style>
    <style:style style:name="P8"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paragraph-rsid="00041ac7"/>
    </style:style>
    <style:style style:name="P9" style:family="paragraph" style:parent-style-name="Standard" style:master-page-name="Standard">
      <loext:graphic-properties draw:fill="none"/>
      <style:paragraph-properties fo:margin-left="0cm" fo:margin-right="0cm" fo:text-indent="0cm" style:auto-text-indent="false" style:page-number="auto" fo:background-color="transparent"/>
      <style:text-properties officeooo:paragraph-rsid="00041ac7"/>
    </style:style>
    <style:style style:name="T1" style:family="text">
      <style:text-properties style:font-name="Consolas" fo:language="is" fo:country="IS"/>
    </style:style>
    <style:style style:name="T2" style:family="text">
      <style:text-properties style:font-name="Consolas" fo:font-size="18pt" fo:language="is" fo:country="IS" style:font-size-asian="18pt" style:font-size-complex="18pt"/>
    </style:style>
    <style:style style:name="T3" style:family="text">
      <style:text-properties style:font-name="Consolas" fo:font-size="18pt" fo:language="is" fo:country="IS" officeooo:rsid="00041ac7" style:font-size-asian="18pt" style:font-size-complex="18pt"/>
    </style:style>
    <style:style style:name="T4" style:family="text">
      <style:text-properties style:font-name="Consolas" fo:font-size="10pt" fo:language="is" fo:country="IS" style:font-size-asian="8.75pt" style:font-size-complex="10pt"/>
    </style:style>
    <style:style style:name="T5" style:family="text">
      <style:text-properties style:font-name="Consolas" fo:font-size="10pt" fo:language="is" fo:country="IS" officeooo:rsid="0005b041" style:font-size-asian="8.75pt" style:font-size-complex="10pt"/>
    </style:style>
    <style:style style:name="T6" style:family="text">
      <style:text-properties style:font-name="Consolas" fo:font-size="10pt" fo:language="is" fo:country="IS" officeooo:rsid="00068e71" style:font-size-asian="8.75pt" style:font-size-complex="10pt"/>
    </style:style>
    <style:style style:name="T7" style:family="text">
      <style:text-properties style:font-name="Consolas" fo:font-size="10pt" fo:language="is" fo:country="IS" officeooo:rsid="00092c0b" style:font-size-asian="8.75pt" style:font-size-complex="10pt"/>
    </style:style>
    <style:style style:name="T8" style:family="text">
      <style:text-properties style:font-name="Consolas" fo:font-size="10pt" fo:language="is" fo:country="IS" officeooo:rsid="00099d78" style:font-size-asian="8.75pt" style:font-size-complex="10pt"/>
    </style:style>
    <style:style style:name="T9" style:family="text">
      <style:text-properties style:font-name="Consolas" fo:font-size="10pt" fo:language="is" fo:country="IS" officeooo:rsid="000ad586" style:font-size-asian="8.75pt" style:font-size-complex="10pt"/>
    </style:style>
    <style:style style:name="T10" style:family="text">
      <style:text-properties style:font-name="Consolas" fo:font-size="10pt" fo:language="is" fo:country="IS" officeooo:rsid="000f3e2b" style:font-size-asian="8.75pt" style:font-size-complex="10pt"/>
    </style:style>
    <style:style style:name="T11" style:family="text">
      <style:text-properties style:font-name="Consolas" fo:font-size="10pt" fo:language="is" fo:country="IS" officeooo:rsid="000ffe80" style:font-size-asian="8.75pt" style:font-size-complex="10pt"/>
    </style:style>
    <style:style style:name="T12" style:family="text">
      <style:text-properties style:font-name="Consolas" fo:font-size="10pt" fo:language="is" fo:country="IS" officeooo:rsid="0012f344" style:font-size-asian="8.75pt" style:font-size-complex="10pt"/>
    </style:style>
    <style:style style:name="T13" style:family="text">
      <style:text-properties style:font-name="Consolas" fo:font-size="10pt" fo:language="is" fo:country="IS" officeooo:rsid="00143a54" style:font-size-asian="8.75pt" style:font-size-complex="10pt"/>
    </style:style>
    <style:style style:name="T14" style:family="text">
      <style:text-properties style:font-name="Consolas" fo:font-size="10pt" fo:language="is" fo:country="IS" officeooo:rsid="0015d621" style:font-size-asian="8.75pt" style:font-size-complex="10pt"/>
    </style:style>
    <style:style style:name="T15" style:family="text">
      <style:text-properties style:font-name="Consolas" fo:font-size="10pt" fo:language="is" fo:country="IS" officeooo:rsid="00175c7c" style:font-size-asian="8.75pt" style:font-size-complex="10pt"/>
    </style:style>
    <style:style style:name="T16" style:family="text">
      <style:text-properties style:font-name="Consolas" fo:font-size="10pt" fo:language="is" fo:country="IS" officeooo:rsid="00186948" style:font-size-asian="8.75pt" style:font-size-complex="10pt"/>
    </style:style>
    <style:style style:name="T17" style:family="text">
      <style:text-properties officeooo:rsid="001869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Heimadæmi </text:span><text:span text:style-name="T3">17</text:span></text:p>
      <text:p text:style-name="P8"><text:span text:style-name="T1">Arnar Sigurðsson</text:span></text:p>
      <text:p text:style-name="P1"><text:span text:style-name="T1"/></text:p>
      <text:p text:style-name="P2"><text:span text:style-name="T5">1. Skoðum kröfurnar fyrir því að það geti orðið sjálfhelda:</text:span></text:p>
      <text:p text:style-name="P3"><text:span text:style-name="T6">Mutual exclusion – það getur bara </text:span><text:span text:style-name="T7">einn heimspekingur notað hvern prjón. </text:span></text:p>
      <text:p text:style-name="P3"><text:span text:style-name="T8">Hold and wait – </text:span><text:span text:style-name="T9">Amk einn heimspekingur heldur á prjón og er að bíða eftir hinum prjóninum. </text:span></text:p>
      <text:p text:style-name="P5"><text:span text:style-name="T9">N</text:span><text:span text:style-name="T4">o preemtion – Prjónum er bara skilað þegar búið er að fá aðgang af hægri og vinstri prjón og búið er að borða.</text:span></text:p>
      <text:p text:style-name="P6"><text:span text:style-name="T4">Circular wait – Það er mögulegt tilfelli þar sem hver heimspekingur tekur hægri prjón og þar með eru þeir allir með prjón í hægri hendi og þurfa þá allir að bíða.</text:span></text:p>
      <text:p text:style-name="P7"><text:span text:style-name="T4">Eins og má sjá geta þessi skilyrði haldið í fyrra dæminu og því er hætta á sjálfheldu </text:span><text:span text:style-name="T10">ef hver heimspekingur tekur upp hægri prjón í röð þar til allir eru með hægri prjón. </text:span><text:span text:style-name="T11">Þá eru þeir allir að bíða eftir hvor öðrum og hafa lent í sjálfheldu.</text:span></text:p>
      <text:p text:style-name="P7"><text:span text:style-name="T11"/></text:p>
      <text:p text:style-name="P4"><text:span text:style-name="T11">2. </text:span><text:span text:style-name="T12">Í seinna dæminu getur hins vegar deadlock ekki átt sér stað, því þar </text:span><text:span text:style-name="T13">getur circular wait ekki gerst. Ef allir heimspekingarnir nema þessi </text:span><text:span text:style-name="T16">örvhenti</text:span><text:span text:style-name="T13"> taka hægri prjóninn þá mun þessi örvhenti reynað taka vinstri prjóninn sem er upptekinn svo hann bíður. </text:span><text:span text:style-name="T14">En þá er prjónninn hægra meginn við hann laus svo heimspekingurinn hægra meginn við þann örvhenta getur tekið vinstri prjón, klárað og skilað prjónunum og þá getur næsti við hliðina á klárað osfv.</text:span><text:span text:style-name="T15"> Ef þessi örvhenti nær að taka vinstri prjóninn fyrst þá getur hann annað hvort tekið hægri prjóninn líka og klárað, eða ef sá sem er hægra meginn við hann náði að taka hægri prjóninn sinn, gætu þeir tveir þurft að keppa um þennan miðjuprjón sem í raun skiptir ekki máli, því þegar annar þeirra er búinn getur hinn klárað </text:span><text:span text:style-name="T16">og þar með leysist flækj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19:53:39.004782671</meta:creation-date>
    <dc:date>2022-03-19T20:43:47.464212929</dc:date>
    <meta:editing-duration>PT39M49S</meta:editing-duration>
    <meta:editing-cycles>18</meta:editing-cycles>
    <meta:generator>LibreOffice/6.4.7.2$Linux_X86_64 LibreOffice_project/40$Build-2</meta:generator>
    <meta:document-statistic meta:table-count="0" meta:image-count="0" meta:object-count="0" meta:page-count="1" meta:paragraph-count="9" meta:word-count="278" meta:character-count="1562" meta:non-whitespace-character-count="1287"/>
  </office:meta>
</office:document-meta>
</file>